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 Light" svg:font-family="'Inter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Arabic" svg:font-family="'Droid Sans Arabi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Inter Light" fo:font-size="15pt" officeooo:rsid="0003f740" officeooo:paragraph-rsid="0003f740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Inter Light" fo:font-size="15pt" officeooo:rsid="0007979b" officeooo:paragraph-rsid="0007979b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Inter Light" fo:font-size="15pt" officeooo:rsid="00093d1c" officeooo:paragraph-rsid="00093d1c" style:font-size-asian="15pt" style:font-size-complex="15pt"/>
    </style:style>
    <style:style style:name="T1" style:family="text">
      <style:text-properties officeooo:rsid="0007979b"/>
    </style:style>
    <style:style style:name="T2" style:family="text">
      <style:text-properties officeooo:rsid="000acc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ider this as my fi<text:span text:style-name="T1">r</text:span>st draft</text:p>
      <text:p text:style-name="P1"/>
      <text:p text:style-name="P2">as you can probably see that I’ve made a typing error. I don’t know what I’m writing. Haha. Consider this the second draft. See, I am working on a single file but I’m saying this is first draft, second draft and so on. Let’s save the file and send it to github.</text:p>
      <text:p text:style-name="P2"/>
      <text:p text:style-name="P3">As you just saw, I’m doing editing in only one document but the previous versions get saved on github. Also You can even <text:span text:style-name="T2">see </text:span>the changes I made. The red line and green line. Git/Github lets me have a record of all my drafts/changes/edits while also having me only keep one piece of the document instead of making <text:line-break/><text:line-break/>“test-draft1, test-draft2, test-draft3 and so on….”</text:p>
      <text:p text:style-name="P3">see, it’s pretty convenient, ain’t it?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 Light" svg:font-family="'Inter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Arabic" svg:font-family="'Droid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DejaVu Sans" style:font-size-asian="12pt" style:language-asian="zh" style:country-asian="CN" style:font-name-complex="Droid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DejaVu Sans" style:font-size-asian="12pt" style:language-asian="zh" style:country-asian="CN" style:font-name-complex="Droid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2T14:25:44.388861757</dc:date>
    <meta:editing-duration>PT1H1M16S</meta:editing-duration>
    <meta:editing-cycles>4</meta:editing-cycles>
    <meta:generator>LibreOffice/7.1.3.2$Linux_X86_64 LibreOffice_project/10$Build-2</meta:generator>
    <meta:document-statistic meta:table-count="0" meta:image-count="0" meta:object-count="0" meta:page-count="1" meta:paragraph-count="4" meta:word-count="128" meta:character-count="696" meta:non-whitespace-character-count="570"/>
  </office:meta>
</office:document-meta>
</file>